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SUPEREGOS CRUCIFIED</text:p>
      <text:p text:style-name="Normal"/>
      <text:p text:style-name="Normal">Dear God</text:p>
      <text:p text:style-name="Normal">Does it really have to be me?</text:p>
      <text:p text:style-name="Normal">I’ve made such a fool of myself</text:p>
      <text:p text:style-name="Normal">Worshiping irresponsibility</text:p>
      <text:p text:style-name="Normal"/>
      <text:p text:style-name="Normal">She said: “My son, those crowns of thorns check your pride”</text:p>
      <text:p text:style-name="Normal">“So that you can bring forth that real thing inside”</text:p>
      <text:p text:style-name="Normal">“You hid away your lamp for years”</text:p>
      <text:p text:style-name="Normal">“Carrying crosses of mystic gravities that brought you oceans of tears”</text:p>
      <text:p text:style-name="Normal"/>
      <text:p text:style-name="Normal">Born into a savior complex</text:p>
      <text:p text:style-name="Normal">I never asked for</text:p>
      <text:p text:style-name="Normal">I failed at everything in life</text:p>
      <text:p text:style-name="Normal">Because I longed for so much more</text:p>
      <text:p text:style-name="Normal">Of Her</text:p>
      <text:p text:style-name="Normal"/>
      <text:p text:style-name="Normal">Superegos crucified</text:p>
      <text:p text:style-name="Normal">Superegos crucified</text:p>
      <text:p text:style-name="Normal">Superegos crucified</text:p>
      <text:p text:style-name="Normal">Superegos crucified</text:p>
      <text:p text:style-name="Normal"/>
      <text:p text:style-name="Normal">Shadows banished to the void of time</text:p>
      <text:p text:style-name="Normal">All that man has done points to the sky</text:p>
      <text:p text:style-name="Normal">But powers of the air</text:p>
      <text:p text:style-name="Normal">Tempt me to fall</text:p>
      <text:p text:style-name="Normal">We must draw down watery angels with a Heavenly call</text:p>
      <text:p text:style-name="Normal"/>
      <text:p text:style-name="Normal">No one is coming to save us</text:p>
      <text:p text:style-name="Normal">But the best that is within us</text:p>
      <text:p text:style-name="Normal">Which is Holy &amp; Perfect</text:p>
      <text:p text:style-name="Normal"/>
      <text:p text:style-name="Normal">We need to stop hating each other</text:p>
      <text:p text:style-name="Normal">We need to stop hating each other</text:p>
      <text:p text:style-name="Normal">Wisdom listens, Truth speaks</text:p>
      <text:p text:style-name="Normal">We need to stop hating each other</text:p>
      <text:p text:style-name="Normal"/>
      <text:p text:style-name="Normal"/>
      <text:p text:style-name="Normal"/>
      <text:p text:style-name="Normal"/>
      <text:p text:style-name="Normal"/>
      <text:p text:style-name="Normal">-------------------------------------------------------------------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